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2000003A8C3DBB42AC631FD8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5.33cm" fo:min-width="17.204cm" fo:padding-top="0.165cm" fo:padding-bottom="0.165cm" fo:padding-left="0.29cm" fo:padding-right="0.29cm" draw:shadow="visibl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2.071cm, 0cm, 0cm, 0cm)" draw:image-opacity="100%" style:mirror="none"/>
    </style:style>
    <style:style style:name="gr3" style:family="graphic" style:parent-style-name="standard">
      <style:graphic-properties draw:stroke="solid" svg:stroke-width="0.081cm" svg:stroke-color="#ff0000" draw:marker-start-width="0.321cm" draw:marker-end-width="0.321cm" draw:fill="none" draw:textarea-horizontal-align="justify" draw:textarea-vertical-align="middle" draw:auto-grow-height="false" fo:min-height="1.021cm" fo:min-width="1.742cm" fo:padding-top="0.165cm" fo:padding-bottom="0.165cm" fo:padding-left="0.29cm" fo:padding-right="0.29cm"/>
    </style:style>
    <style:style style:name="gr4" style:family="graphic" style:parent-style-name="standard">
      <style:graphic-properties draw:stroke="solid" svg:stroke-width="0.081cm" svg:stroke-color="#ff0000" draw:marker-start-width="0.321cm" draw:marker-end-width="0.321cm" draw:fill="none" draw:textarea-horizontal-align="justify" draw:textarea-vertical-align="middle" draw:auto-grow-height="false" fo:min-height="1.021cm" fo:min-width="2.38cm" fo:padding-top="0.165cm" fo:padding-bottom="0.165cm" fo:padding-left="0.29cm" fo:padding-right="0.29cm"/>
    </style:style>
    <style:style style:name="gr5" style:family="graphic" style:parent-style-name="standard">
      <style:graphic-properties draw:stroke="solid" svg:stroke-width="0.081cm" svg:stroke-color="#ff0000" draw:marker-start-width="0.321cm" draw:marker-end-width="0.321cm" draw:fill="none" draw:textarea-horizontal-align="justify" draw:textarea-vertical-align="middle" draw:auto-grow-height="false" fo:min-height="1.021cm" fo:min-width="4.56cm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04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5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>
        <style:tab-stops/>
      </style:paragraph-properties>
    </style:style>
    <style:style style:name="P5" style:family="paragraph">
      <loext:graphic-properties draw:fill="none" draw:fill-color="#ffffff"/>
      <style:paragraph-properties fo:text-align="center">
        <style:tab-stops/>
      </style:paragraph-properties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84cm" svg:height="5.66cm" svg:x="1.641cm" svg:y="9.71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5.244cm" svg:height="1.934cm" svg:x="2.913cm" svg:y="10.257cm">
          <draw:image xlink:href="Pictures/1000020100000322000003A8C3DBB42AC631FD8B.png" xlink:type="simple" xlink:show="embed" xlink:actuate="onLoad" loext:mime-type="image/png">
            <text:p/>
          </draw:image>
        </draw:frame>
        <draw:custom-shape draw:style-name="gr3" draw:text-style-name="P2" xml:id="id2" draw:id="id2" draw:layer="layout" svg:width="3.282cm" svg:height="1.909cm" svg:x="2.679cm" svg:y="10.2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6" draw:id="id6" draw:layer="layout" svg:width="4.186cm" svg:height="1.909cm" svg:x="14.033cm" svg:y="10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4" draw:id="id4" draw:layer="layout" svg:width="7.268cm" svg:height="1.909cm" svg:x="6.43cm" svg:y="10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xml:id="id1" draw:id="id1" draw:layer="layout" svg:width="5.15cm" svg:height="0.962cm" svg:x="1.742cm" svg:y="13.463cm">
          <draw:text-box>
            <text:p>Position in maze</text:p>
          </draw:text-box>
        </draw:frame>
        <draw:connector draw:style-name="gr7" draw:text-style-name="P2" draw:layer="layout" svg:x1="4.317cm" svg:y1="13.463cm" svg:x2="4.32cm" svg:y2="12.158cm" draw:start-shape="id1" draw:start-glue-point="0" draw:end-shape="id2" draw:end-glue-point="8" svg:d="M4317 13463v-632h3v-673" svg:viewBox="0 0 4 1306">
          <text:p/>
        </draw:connector>
        <draw:frame draw:style-name="gr8" draw:text-style-name="P5" xml:id="id3" draw:id="id3" draw:layer="layout" svg:width="2.547cm" svg:height="1.673cm" svg:x="8.641cm" svg:y="13.463cm">
          <draw:text-box>
            <text:p text:style-name="P4">Items</text:p>
            <text:p text:style-name="P4">(future)</text:p>
          </draw:text-box>
        </draw:frame>
        <draw:frame draw:style-name="gr9" draw:text-style-name="P3" xml:id="id5" draw:id="id5" draw:layer="layout" svg:width="4.655cm" svg:height="0.962cm" svg:x="14.535cm" svg:y="13.396cm">
          <draw:text-box>
            <text:p>Gold Collected</text:p>
          </draw:text-box>
        </draw:frame>
        <draw:connector draw:style-name="gr7" draw:text-style-name="P2" draw:layer="layout" svg:x1="9.914cm" svg:y1="13.463cm" svg:x2="10.064cm" svg:y2="12.125cm" draw:start-shape="id3" draw:start-glue-point="0" draw:end-shape="id4" draw:end-glue-point="8" svg:d="M9914 13463v-649h150v-689" svg:viewBox="0 0 151 1339">
          <text:p/>
        </draw:connector>
        <draw:connector draw:style-name="gr7" draw:text-style-name="P2" draw:layer="layout" svg:x1="16.862cm" svg:y1="13.396cm" svg:x2="16.126cm" svg:y2="12.225cm" draw:start-shape="id5" draw:start-glue-point="0" draw:end-shape="id6" draw:end-glue-point="8" svg:d="M16862 13396v-565h-736v-606" svg:viewBox="0 0 737 117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21T18:49:58.311970580</meta:creation-date>
    <dc:date>2021-02-21T19:09:01.759473429</dc:date>
    <meta:editing-duration>PT7M46S</meta:editing-duration>
    <meta:editing-cycles>2</meta:editing-cycles>
    <meta:generator>LibreOffice/6.1.5.2$Linux_X86_64 LibreOffice_project/10$Build-2</meta:generator>
    <meta:document-statistic meta:object-count="11"/>
  </office:meta>
</office:document-meta>
</file>